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AF0000002BD83E5B2D.png" manifest:media-type="image/png"/>
  <manifest:file-entry manifest:full-path="Pictures/10000001000005AF0000009EDCDE4D80.png" manifest:media-type="image/png"/>
  <manifest:file-entry manifest:full-path="Pictures/10000001000005CA00000076218760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JetBrains Mono" svg:font-family="'JetBrains Mono'" style:font-family-generic="modern" style:font-pitch="fixed"/>
    <style:font-face style:name="JetBrains Mono1"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7271in" table:align="left"/>
    </style:style>
    <style:style style:name="Table1.A" style:family="table-column">
      <style:table-column-properties style:column-width="0.7965in"/>
    </style:style>
    <style:style style:name="Table1.B" style:family="table-column">
      <style:table-column-properties style:column-width="0.4069in"/>
    </style:style>
    <style:style style:name="Table1.C" style:family="table-column">
      <style:table-column-properties style:column-width="0.5736in"/>
    </style:style>
    <style:style style:name="Table1.D" style:family="table-column">
      <style:table-column-properties style:column-width="0.7403in"/>
    </style:style>
    <style:style style:name="Table1.E" style:family="table-column">
      <style:table-column-properties style:column-width="0.6292in"/>
    </style:style>
    <style:style style:name="Table1.F" style:family="table-column">
      <style:table-column-properties style:column-width="0.9854in"/>
    </style:style>
    <style:style style:name="Table1.G" style:family="table-column">
      <style:table-column-properties style:column-width="0.6201in"/>
    </style:style>
    <style:style style:name="Table1.H" style:family="table-column">
      <style:table-column-properties style:column-width="0.975in"/>
    </style:style>
    <style:style style:name="Table1.A1" style:family="table-cell">
      <style:table-cell-properties style:vertical-align="middle" fo:padding="0.0194in" fo:border="none"/>
    </style:style>
    <style:style style:name="Table2" style:family="table">
      <style:table-properties style:width="5.7271in" table:align="left"/>
    </style:style>
    <style:style style:name="Table2.A" style:family="table-column">
      <style:table-column-properties style:column-width="0.7965in"/>
    </style:style>
    <style:style style:name="Table2.B" style:family="table-column">
      <style:table-column-properties style:column-width="0.4069in"/>
    </style:style>
    <style:style style:name="Table2.C" style:family="table-column">
      <style:table-column-properties style:column-width="0.5736in"/>
    </style:style>
    <style:style style:name="Table2.D" style:family="table-column">
      <style:table-column-properties style:column-width="0.7403in"/>
    </style:style>
    <style:style style:name="Table2.E" style:family="table-column">
      <style:table-column-properties style:column-width="0.6292in"/>
    </style:style>
    <style:style style:name="Table2.F" style:family="table-column">
      <style:table-column-properties style:column-width="0.9854in"/>
    </style:style>
    <style:style style:name="Table2.G" style:family="table-column">
      <style:table-column-properties style:column-width="0.6201in"/>
    </style:style>
    <style:style style:name="Table2.H" style:family="table-column">
      <style:table-column-properties style:column-width="0.975in"/>
    </style:style>
    <style:style style:name="Table2.A1" style:family="table-cell">
      <style:table-cell-properties style:vertical-align="middle" fo:padding="0.0194in" fo:border="none"/>
    </style:style>
    <style:style style:name="Table3" style:family="table">
      <style:table-properties style:width="5.7271in" table:align="left"/>
    </style:style>
    <style:style style:name="Table3.A" style:family="table-column">
      <style:table-column-properties style:column-width="0.7965in"/>
    </style:style>
    <style:style style:name="Table3.B" style:family="table-column">
      <style:table-column-properties style:column-width="0.4069in"/>
    </style:style>
    <style:style style:name="Table3.C" style:family="table-column">
      <style:table-column-properties style:column-width="0.5736in"/>
    </style:style>
    <style:style style:name="Table3.D" style:family="table-column">
      <style:table-column-properties style:column-width="0.7403in"/>
    </style:style>
    <style:style style:name="Table3.E" style:family="table-column">
      <style:table-column-properties style:column-width="0.6292in"/>
    </style:style>
    <style:style style:name="Table3.F" style:family="table-column">
      <style:table-column-properties style:column-width="0.9854in"/>
    </style:style>
    <style:style style:name="Table3.G" style:family="table-column">
      <style:table-column-properties style:column-width="0.6201in"/>
    </style:style>
    <style:style style:name="Table3.H" style:family="table-column">
      <style:table-column-properties style:column-width="0.975in"/>
    </style:style>
    <style:style style:name="Table3.A1" style:family="table-cell">
      <style:table-cell-properties style:vertical-align="middle" fo:padding="0.0194in" fo:border="none"/>
    </style:style>
    <style:style style:name="Table4" style:family="table">
      <style:table-properties style:width="5.7271in" table:align="left"/>
    </style:style>
    <style:style style:name="Table4.A" style:family="table-column">
      <style:table-column-properties style:column-width="0.7965in"/>
    </style:style>
    <style:style style:name="Table4.B" style:family="table-column">
      <style:table-column-properties style:column-width="0.4069in"/>
    </style:style>
    <style:style style:name="Table4.C" style:family="table-column">
      <style:table-column-properties style:column-width="0.5736in"/>
    </style:style>
    <style:style style:name="Table4.D" style:family="table-column">
      <style:table-column-properties style:column-width="0.7403in"/>
    </style:style>
    <style:style style:name="Table4.E" style:family="table-column">
      <style:table-column-properties style:column-width="0.6292in"/>
    </style:style>
    <style:style style:name="Table4.F" style:family="table-column">
      <style:table-column-properties style:column-width="0.9854in"/>
    </style:style>
    <style:style style:name="Table4.G" style:family="table-column">
      <style:table-column-properties style:column-width="0.6201in"/>
    </style:style>
    <style:style style:name="Table4.H" style:family="table-column">
      <style:table-column-properties style:column-width="0.975in"/>
    </style:style>
    <style:style style:name="Table4.A1" style:family="table-cell">
      <style:table-cell-properties style:vertical-align="middle" fo:padding="0.0194in" fo:border="none"/>
    </style:style>
    <style:style style:name="Table5" style:family="table">
      <style:table-properties style:width="5.7271in" table:align="left"/>
    </style:style>
    <style:style style:name="Table5.A" style:family="table-column">
      <style:table-column-properties style:column-width="0.7965in"/>
    </style:style>
    <style:style style:name="Table5.B" style:family="table-column">
      <style:table-column-properties style:column-width="0.4069in"/>
    </style:style>
    <style:style style:name="Table5.C" style:family="table-column">
      <style:table-column-properties style:column-width="0.5736in"/>
    </style:style>
    <style:style style:name="Table5.D" style:family="table-column">
      <style:table-column-properties style:column-width="0.7403in"/>
    </style:style>
    <style:style style:name="Table5.E" style:family="table-column">
      <style:table-column-properties style:column-width="0.6292in"/>
    </style:style>
    <style:style style:name="Table5.F" style:family="table-column">
      <style:table-column-properties style:column-width="0.9854in"/>
    </style:style>
    <style:style style:name="Table5.G" style:family="table-column">
      <style:table-column-properties style:column-width="0.6201in"/>
    </style:style>
    <style:style style:name="Table5.H" style:family="table-column">
      <style:table-column-properties style:column-width="0.975in"/>
    </style:style>
    <style:style style:name="Table5.A1" style:family="table-cell">
      <style:table-cell-properties style:vertical-align="middle" fo:padding="0.0194in" fo:border="none"/>
    </style:style>
    <style:style style:name="Table6" style:family="table">
      <style:table-properties style:width="5.7271in" table:align="left"/>
    </style:style>
    <style:style style:name="Table6.A" style:family="table-column">
      <style:table-column-properties style:column-width="0.7965in"/>
    </style:style>
    <style:style style:name="Table6.B" style:family="table-column">
      <style:table-column-properties style:column-width="0.4069in"/>
    </style:style>
    <style:style style:name="Table6.C" style:family="table-column">
      <style:table-column-properties style:column-width="0.5736in"/>
    </style:style>
    <style:style style:name="Table6.D" style:family="table-column">
      <style:table-column-properties style:column-width="0.7403in"/>
    </style:style>
    <style:style style:name="Table6.E" style:family="table-column">
      <style:table-column-properties style:column-width="0.6292in"/>
    </style:style>
    <style:style style:name="Table6.F" style:family="table-column">
      <style:table-column-properties style:column-width="0.9854in"/>
    </style:style>
    <style:style style:name="Table6.G" style:family="table-column">
      <style:table-column-properties style:column-width="0.6201in"/>
    </style:style>
    <style:style style:name="Table6.H" style:family="table-column">
      <style:table-column-properties style:column-width="0.975in"/>
    </style:style>
    <style:style style:name="Table6.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Preformatted_20_Text" style:list-style-name="L2">
      <style:paragraph-properties fo:margin-top="0in" fo:margin-bottom="0.1965in" style:contextual-spacing="false"/>
    </style:style>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style:style style:name="P6" style:family="paragraph" style:parent-style-name="Preformatted_20_Text" style:list-style-name="L3"/>
    <style:style style:name="P7" style:family="paragraph" style:parent-style-name="Preformatted_20_Text" style:list-style-name="L3">
      <style:paragraph-properties fo:margin-top="0in" fo:margin-bottom="0.1965in" style:contextual-spacing="false"/>
    </style:style>
    <style:style style:name="P8" style:family="paragraph" style:parent-style-name="Text_20_body">
      <style:paragraph-properties fo:margin-top="0in" fo:margin-bottom="0in" style:contextual-spacing="false"/>
    </style:style>
    <style:style style:name="P9" style:family="paragraph" style:parent-style-name="Preformatted_20_Text" style:list-style-name="L3">
      <style:text-properties officeooo:paragraph-rsid="001f4f6a"/>
    </style:style>
    <style:style style:name="P10" style:family="paragraph" style:parent-style-name="Preformatted_20_Text" style:list-style-name="L3">
      <style:paragraph-properties fo:margin-top="0in" fo:margin-bottom="0.1965in" style:contextual-spacing="false"/>
      <style:text-properties officeooo:paragraph-rsid="001f4f6a"/>
    </style:style>
    <style:style style:name="P11" style:family="paragraph" style:parent-style-name="Text_20_body">
      <style:text-properties officeooo:rsid="001f4f6a" officeooo:paragraph-rsid="001f4f6a"/>
    </style:style>
    <style:style style:name="P12" style:family="paragraph" style:parent-style-name="Heading_20_3" style:list-style-name="L3"/>
    <style:style style:name="P13" style:family="paragraph" style:parent-style-name="Text_20_body" style:list-style-name="L4"/>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5"/>
    <style:style style:name="P16" style:family="paragraph" style:parent-style-name="Preformatted_20_Text">
      <style:paragraph-properties fo:margin-top="0in" fo:margin-bottom="0.1965in" style:contextual-spacing="false"/>
      <style:text-properties officeooo:paragraph-rsid="002379fc"/>
    </style:style>
    <style:style style:name="P17"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18" style:family="paragraph" style:parent-style-name="Standard">
      <style:paragraph-properties style:line-height-at-least="0.198in"/>
    </style:style>
    <style:style style:name="P19" style:family="paragraph" style:parent-style-name="Standard">
      <style:paragraph-properties fo:margin-left="0in" fo:margin-right="0in" style:line-height-at-least="0.198in" fo:text-indent="0in" style:auto-text-indent="false"/>
    </style:style>
    <style:style style:name="P20" style:family="paragraph" style:parent-style-name="Text_20_body" style:list-style-name="L6"/>
    <style:style style:name="P21" style:family="paragraph" style:parent-style-name="Standard">
      <style:text-properties fo:color="#cccccc" loext:opacity="100%" style:font-name="Droid Sans Mono" fo:font-size="10.5pt" fo:font-weight="normal" officeooo:rsid="00244ba2" officeooo:paragraph-rsid="00244ba2" fo:background-color="#1f1f1f"/>
    </style:style>
    <style:style style:name="P22"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23" style:family="paragraph" style:parent-style-name="Text_20_body">
      <style:text-properties officeooo:rsid="00244ba2" officeooo:paragraph-rsid="00244ba2"/>
    </style:style>
    <style:style style:name="P24" style:family="paragraph" style:parent-style-name="Text_20_body">
      <style:text-properties officeooo:rsid="0024ca84" officeooo:paragraph-rsid="0024ca84"/>
    </style:style>
    <style:style style:name="P25" style:family="paragraph" style:parent-style-name="Text_20_body" style:list-style-name="L7"/>
    <style:style style:name="P26" style:family="paragraph" style:parent-style-name="Text_20_body" style:list-style-name="L8">
      <style:paragraph-properties fo:margin-top="0in" fo:margin-bottom="0in" style:contextual-spacing="false"/>
    </style:style>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Preformatted_20_Text">
      <style:paragraph-properties fo:margin-top="0in" fo:margin-bottom="0.1965in" style:contextual-spacing="false"/>
    </style:style>
    <style:style style:name="P31" style:family="paragraph" style:parent-style-name="Standard">
      <loext:graphic-properties draw:fill="solid" draw:fill-color="#1e1f22"/>
      <style:paragraph-properties fo:background-color="#1e1f22" fo:padding="0in" fo:border="none" style:shadow="none"/>
    </style:style>
    <style:style style:name="P32" style:family="paragraph" style:parent-style-name="Standard">
      <style:paragraph-properties fo:margin-top="0in" fo:margin-bottom="0.1965in" style:contextual-spacing="false"/>
      <style:text-properties officeooo:paragraph-rsid="0025b6b4"/>
    </style:style>
    <style:style style:name="P33" style:family="paragraph" style:parent-style-name="Text_20_body" style:list-style-name="L11">
      <style:paragraph-properties fo:margin-top="0in" fo:margin-bottom="0in" style:contextual-spacing="false"/>
    </style:style>
    <style:style style:name="P34" style:family="paragraph" style:parent-style-name="Standard">
      <style:paragraph-properties fo:margin-top="0in" fo:margin-bottom="0in" style:contextual-spacing="false"/>
    </style:style>
    <style:style style:name="P35" style:family="paragraph" style:parent-style-name="Text_20_body" style:list-style-name="L11"/>
    <style:style style:name="P36" style:family="paragraph" style:parent-style-name="Table_20_Contents">
      <style:text-properties fo:font-size="12pt" style:font-size-asian="12pt" style:font-size-complex="12pt"/>
    </style:style>
    <style:style style:name="P37" style:family="paragraph" style:parent-style-name="Table_20_Contents">
      <style:text-properties fo:font-size="10pt" officeooo:rsid="0025e9b8" officeooo:paragraph-rsid="0025e9b8" style:font-size-asian="10pt" style:font-size-complex="10pt"/>
    </style:style>
    <style:style style:name="P38" style:family="paragraph" style:parent-style-name="Table_20_Contents">
      <style:text-properties fo:font-size="12pt" officeooo:rsid="0025e9b8" officeooo:paragraph-rsid="0025e9b8" style:font-size-asian="12pt" style:font-size-complex="12pt"/>
    </style:style>
    <style:style style:name="P39" style:family="paragraph" style:parent-style-name="Text_20_body" style:list-style-name="L12">
      <style:paragraph-properties fo:margin-top="0in" fo:margin-bottom="0in" style:contextual-spacing="false"/>
    </style:style>
    <style:style style:name="P40" style:family="paragraph" style:parent-style-name="Text_20_body" style:list-style-name="L12"/>
    <style:style style:name="P41" style:family="paragraph" style:parent-style-name="Table_20_Contents">
      <style:text-properties fo:font-size="10.5pt" style:font-size-asian="10.5pt" style:font-size-complex="10.5pt"/>
    </style:style>
    <style:style style:name="P42" style:family="paragraph" style:parent-style-name="Table_20_Contents">
      <style:text-properties fo:font-size="10.5pt" officeooo:rsid="0027680f" officeooo:paragraph-rsid="0027680f" style:font-size-asian="10.5pt" style:font-size-complex="10.5pt"/>
    </style:style>
    <style:style style:name="P43" style:family="paragraph" style:parent-style-name="Text_20_body" style:list-style-name="L13"/>
    <style:style style:name="P44" style:family="paragraph" style:parent-style-name="Table_20_Contents">
      <style:text-properties fo:font-size="10pt" style:font-size-asian="10pt" style:font-size-complex="10pt"/>
    </style:style>
    <style:style style:name="P45" style:family="paragraph" style:parent-style-name="Table_20_Contents">
      <style:text-properties fo:font-size="10pt" officeooo:rsid="00289212" officeooo:paragraph-rsid="00289212" style:font-size-asian="10pt" style:font-size-complex="10pt"/>
    </style:style>
    <style:style style:name="P46" style:family="paragraph" style:parent-style-name="Table_20_Contents">
      <style:text-properties fo:font-size="2pt" style:font-size-asian="2pt" style:font-size-complex="2pt"/>
    </style:style>
    <style:style style:name="P47" style:family="paragraph" style:parent-style-name="Table_20_Contents">
      <style:text-properties fo:font-size="10pt" officeooo:rsid="0029f49a" officeooo:paragraph-rsid="0029f49a" style:font-size-asian="10pt" style:font-size-complex="10pt"/>
    </style:style>
    <style:style style:name="P48" style:family="paragraph" style:parent-style-name="Text_20_body" style:list-style-name="L14">
      <style:paragraph-properties fo:margin-top="0in" fo:margin-bottom="0in" style:contextual-spacing="false"/>
    </style:style>
    <style:style style:name="P49" style:family="paragraph" style:parent-style-name="Text_20_body" style:list-style-name="L14">
      <style:paragraph-properties fo:margin-top="0in" fo:margin-bottom="0in" style:contextual-spacing="false"/>
      <style:text-properties officeooo:paragraph-rsid="002b23fe"/>
    </style:style>
    <style:style style:name="P50" style:family="paragraph" style:parent-style-name="Text_20_body" style:list-style-name="L14"/>
    <style:style style:name="T1" style:family="text">
      <style:text-properties officeooo:rsid="001f4f6a"/>
    </style:style>
    <style:style style:name="T2" style:family="text">
      <style:text-properties officeooo:rsid="00210b3a"/>
    </style:style>
    <style:style style:name="T3" style:family="text">
      <style:text-properties officeooo:rsid="0022d2ca"/>
    </style:style>
    <style:style style:name="T4" style:family="text">
      <style:text-properties fo:color="#c586c0" loext:opacity="100%" style:font-name="Droid Sans Mono" fo:font-size="10.5pt" fo:font-weight="normal" fo:background-color="#1f1f1f" loext:char-shading-value="0"/>
    </style:style>
    <style:style style:name="T5" style:family="text">
      <style:text-properties fo:color="#cccccc" loext:opacity="100%" style:font-name="Droid Sans Mono" fo:font-size="10.5pt" fo:font-weight="normal" fo:background-color="#1f1f1f" loext:char-shading-value="0"/>
    </style:style>
    <style:style style:name="T6" style:family="text">
      <style:text-properties fo:color="#4ec9b0" loext:opacity="100%" style:font-name="Droid Sans Mono" fo:font-size="10.5pt" fo:font-weight="normal" fo:background-color="#1f1f1f" loext:char-shading-value="0"/>
    </style:style>
    <style:style style:name="T7" style:family="text">
      <style:text-properties fo:color="#c586c0" loext:opacity="100%"/>
    </style:style>
    <style:style style:name="T8" style:family="text">
      <style:text-properties fo:color="#4ec9b0" loext:opacity="100%"/>
    </style:style>
    <style:style style:name="T9" style:family="text">
      <style:text-properties fo:color="#9cdcfe" loext:opacity="100%"/>
    </style:style>
    <style:style style:name="T10" style:family="text">
      <style:text-properties fo:color="#d4d4d4" loext:opacity="100%"/>
    </style:style>
    <style:style style:name="T11" style:family="text">
      <style:text-properties fo:color="#ce9178" loext:opacity="100%"/>
    </style:style>
    <style:style style:name="T12" style:family="text">
      <style:text-properties fo:color="#dcdcaa" loext:opacity="100%"/>
    </style:style>
    <style:style style:name="T13" style:family="text">
      <style:text-properties fo:color="#b5cea8" loext:opacity="100%"/>
    </style:style>
    <style:style style:name="T14" style:family="text">
      <style:text-properties fo:color="#dcdcaa" loext:opacity="100%" style:font-name="Droid Sans Mono" fo:font-size="10.5pt" fo:font-weight="normal" fo:background-color="#1f1f1f" loext:char-shading-value="0"/>
    </style:style>
    <style:style style:name="T15" style:family="text">
      <style:text-properties fo:color="#569cd6" loext:opacity="100%" style:font-name="Droid Sans Mono" fo:font-size="10.5pt" fo:font-weight="normal" fo:background-color="#1f1f1f" loext:char-shading-value="0"/>
    </style:style>
    <style:style style:name="T16" style:family="text">
      <style:text-properties fo:color="#ce9178" loext:opacity="100%" style:font-name="Droid Sans Mono" fo:font-size="10.5pt" fo:font-weight="normal" fo:background-color="#1f1f1f" loext:char-shading-value="0"/>
    </style:style>
    <style:style style:name="T17" style:family="text">
      <style:text-properties fo:color="#9cdcfe" loext:opacity="100%" style:font-name="Droid Sans Mono" fo:font-size="10.5pt" fo:font-weight="normal" fo:background-color="#1f1f1f" loext:char-shading-value="0"/>
    </style:style>
    <style:style style:name="T18" style:family="text">
      <style:text-properties fo:color="#d4d4d4" loext:opacity="100%" style:font-name="Droid Sans Mono" fo:font-size="10.5pt" fo:font-weight="normal" fo:background-color="#1f1f1f" loext:char-shading-value="0"/>
    </style:style>
    <style:style style:name="T19" style:family="text">
      <style:text-properties fo:color="#b5cea8" loext:opacity="100%" style:font-name="Droid Sans Mono" fo:font-size="10.5pt" fo:font-weight="normal" fo:background-color="#1f1f1f" loext:char-shading-value="0"/>
    </style:style>
    <style:style style:name="T20" style:family="text">
      <style:text-properties fo:color="#569cd6" loext:opacity="100%"/>
    </style:style>
    <style:style style:name="T21" style:family="text">
      <style:text-properties fo:color="#d16969" loext:opacity="100%"/>
    </style:style>
    <style:style style:name="T22" style:family="text">
      <style:text-properties fo:color="#d7ba7d" loext:opacity="100%"/>
    </style:style>
    <style:style style:name="T23" style:family="text">
      <style:text-properties fo:color="#bcbec4" loext:opacity="100%" style:font-name="JetBrains Mono1" fo:font-size="10pt" fo:font-style="normal" fo:font-weight="normal" style:font-size-asian="10pt" style:font-style-asian="normal" style:font-weight-asian="normal"/>
    </style:style>
    <style:style style:name="T24" style:family="text">
      <style:text-properties fo:color="#cf8e6d" loext:opacity="100%" style:font-name="JetBrains Mono" fo:font-size="10pt" fo:font-style="normal" fo:font-weight="normal" style:font-size-asian="10pt" style:font-style-asian="normal" style:font-weight-asian="normal"/>
    </style:style>
    <style:style style:name="T25" style:family="text">
      <style:text-properties fo:color="#cf8e6d" loext:opacity="100%" style:font-name="JetBrains Mono1" fo:font-size="10pt" fo:font-style="normal" fo:font-weight="normal" style:font-size-asian="10pt" style:font-style-asian="normal" style:font-weight-asian="normal"/>
    </style:style>
    <style:style style:name="T26" style:family="text">
      <style:text-properties fo:color="#6aab73" loext:opacity="100%" style:font-name="JetBrains Mono1" fo:font-size="10pt" fo:font-style="normal" fo:font-weight="normal" style:font-size-asian="10pt" style:font-style-asian="normal" style:font-weight-asian="normal"/>
    </style:style>
    <style:style style:name="T27" style:family="text">
      <style:text-properties fo:color="#7a7e85" loext:opacity="100%" style:font-name="JetBrains Mono1" fo:font-size="10pt" fo:font-style="normal" fo:font-weight="normal" style:font-size-asian="10pt" style:font-style-asian="normal" style:font-weight-asian="normal"/>
    </style:style>
    <style:style style:name="T28" style:family="text">
      <style:text-properties fo:color="#8888c6" loext:opacity="100%" style:font-name="JetBrains Mono1" fo:font-size="10pt" fo:font-style="normal" fo:font-weight="normal" style:font-size-asian="10pt" style:font-style-asian="normal" style:font-weight-asian="normal"/>
    </style:style>
    <style:style style:name="T29" style:family="text">
      <style:text-properties officeooo:rsid="0025b6b4"/>
    </style:style>
    <style:style style:name="T30" style:family="text">
      <style:text-properties fo:color="#2aacb8" loext:opacity="100%" style:font-name="JetBrains Mono1" fo:font-size="10pt" fo:font-style="normal" fo:font-weight="normal" style:font-size-asian="10pt" style:font-style-asian="normal" style:font-weight-asian="normal"/>
    </style:style>
    <style:style style:name="T31" style:family="text">
      <style:text-properties fo:color="#aa4926" loext:opacity="100%" style:font-name="JetBrains Mono1" fo:font-size="10pt" fo:font-style="normal" fo:font-weight="normal" style:font-size-asian="10pt" style:font-style-asian="normal" style:font-weight-asian="normal"/>
    </style:style>
    <style:style style:name="T32" style:family="text">
      <style:text-properties officeooo:rsid="002b23f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P 2 : Explorer et analyser des données avec Python sur un environnement Linux</text:h>
      <text:h text:style-name="Heading_20_3" text:outline-level="3">Objectifs :</text:h>
      <text:list text:style-name="L1">
        <text:list-item>
          <text:p text:style-name="P1">L'objectif de ce TP est de vous familiariser avec le processus d'exploration et de nettoyage de données en utilisant Python sur Linux. Vous travaillerez avec un ensemble de données pour identifier et corriger les incohérences, les valeurs manquantes, et les anomalies, puis vous appliquerez des techniques de base d'analyse de données. </text:p>
        </text:list-item>
      </text:list>
      <text:h text:style-name="Heading_20_3" text:outline-level="3">Modalités pédagogiques :</text:h>
      <text:p text:style-name="Text_20_body"><text:span text:style-name="Strong_20_Emphasis">Travail individuel</text:span></text:p>
      <text:p text:style-name="Text_20_body"><text:span text:style-name="Strong_20_Emphasis">Durée : 1 jour</text:span></text:p>
      <text:p text:style-name="Text_20_body"><text:span text:style-name="Strong_20_Emphasis">Essayez d’utiliser ChatGPT comme dernière source d’information</text:span></text:p>
      <text:h text:style-name="Heading_20_3" text:outline-level="3">Pré-requis :</text:h>
      <text:list text:style-name="L2">
        <text:list-item>
          <text:p text:style-name="P2">VsCode ou Pycharm installé sur linux</text:p>
        </text:list-item>
        <text:list-item>
          <text:p text:style-name="P2">Bibliothèques Python <text:span text:style-name="Strong_20_Emphasis"><text:span text:style-name="Source_20_Text">pandas</text:span></text:span> et <text:span text:style-name="Strong_20_Emphasis"><text:span text:style-name="Source_20_Text">matplotlib</text:span></text:span> installées. Vous pouvez les installer via pip :</text:p>
          <text:p text:style-name="P3"><text:span text:style-name="Source_20_Text">pip install pandas matplotlib</text:span></text:p>
        </text:list-item>
        <text:list-item>
          <text:p text:style-name="P2">Un fichier CSV : <text:span text:style-name="Strong_20_Emphasis"><text:span text:style-name="Source_20_Text">Mental Health Dataset.csv</text:span></text:span> à télécharger depuis le lien ci-dessous :</text:p>
        </text:list-item>
      </text:list>
      <text:p text:style-name="Text_20_body"><text:a xlink:type="simple" xlink:href="https://www.kaggle.com/datasets/bhavikjikadara/mental-health-dataset" text:style-name="Internet_20_link" text:visited-style-name="Visited_20_Internet_20_Link">https://www.kaggle.com/datasets/bhavikjikadara/mental-health-dataset</text:a></text:p>
      <text:h text:style-name="Heading_20_3" text:outline-level="3">Consignes :</text:h>
      <text:h text:style-name="Heading_20_3" text:outline-level="3"><text:span text:style-name="Strong_20_Emphasis">Partie 1 : Chargement et Exploration des Données</text:span></text:h>
      <text:list text:style-name="L3">
        <text:list-item>
          <text:p text:style-name="P4">Utilisez <text:span text:style-name="Strong_20_Emphasis"><text:span text:style-name="Source_20_Text">pandas</text:span></text:span> pour charger les données à partir du fichier CSV dans un DataFrame en suivant ces étapes :</text:p>
          <text:list>
            <text:list-item>
              <text:p text:style-name="P5">Déplacez le .csv dans le même répertoire où se trouve votre projet python. </text:p>
            </text:list-item>
            <text:list-item>
              <text:p text:style-name="P4">Utilisez le code suivant dans un script Python via un terminal Linux: </text:p>
            </text:list-item>
          </text:list>
          <text:p text:style-name="P6"><text:span text:style-name="Source_20_Text">import pandas as pd</text:span></text:p>
          <text:p text:style-name="P6"/>
          <text:p text:style-name="P6"><text:span text:style-name="Source_20_Text"># Chemin relatif (le fichier est dans le même dossier que le script)</text:span></text:p>
          <text:p text:style-name="P6"><text:span text:style-name="Source_20_Text">csv_file_path = 'Mental Health Dataset.csv'</text:span></text:p>
          <text:p text:style-name="P6"/>
          <text:p text:style-name="P6"><text:span text:style-name="Source_20_Text"># Chargement des données</text:span></text:p>
          <text:p text:style-name="P6"><text:span text:style-name="Source_20_Text">data = pd.read_csv(csv_file_path)</text:span></text:p>
          <text:p text:style-name="P6"/>
          <text:p text:style-name="P6"><text:span text:style-name="Source_20_Text"># Aperçu</text:span></text:p>
          <text:p text:style-name="P7"><text:span text:style-name="Source_20_Text">print(data.head())</text:span></text:p>
          <text:list text:continue-numbering="true">
            <text:list-item>
              <text:p text:style-name="P5"/>
            </text:list-item>
            <text:list-item>
              <text:p text:style-name="P5"><text:soft-page-break/>Expliquez chaque ligne du script ci-dessus. </text:p>
            </text:list-item>
          </text:list>
        </text:list-item>
      </text:list>
      <text:p text:style-name="P8"/>
      <text:list text:continue-numbering="true" text:style-name="L3">
        <text:list-header>
          <text:p text:style-name="P9"><text:span text:style-name="Source_20_Text">import pandas as pd – </text:span><text:span text:style-name="Source_20_Text"><text:span text:style-name="T1">importe le package pandas et le rend accessible sous le raccourcis pd</text:span></text:span></text:p>
          <text:p text:style-name="P9"/>
          <text:p text:style-name="P9"><text:span text:style-name="Source_20_Text"># Chemin relatif (le fichier est dans le même dossier que le script)</text:span></text:p>
          <text:p text:style-name="P9"><text:span text:style-name="Source_20_Text">csv_file_path = 'Mental Health Dataset.csv' – </text:span><text:span text:style-name="Source_20_Text"><text:span text:style-name="T1">stocke le chemin vers le csv dans une variable</text:span></text:span></text:p>
          <text:p text:style-name="P9"/>
          <text:p text:style-name="P9"><text:span text:style-name="Source_20_Text"># Chargement des données</text:span></text:p>
          <text:p text:style-name="P9"><text:span text:style-name="Source_20_Text">data = pd.read_csv(csv_file_path) </text:span><text:span text:style-name="Source_20_Text"><text:span text:style-name="T1">utilise pandas pour stocker le contenu du fichier csv dans une variable data</text:span></text:span></text:p>
          <text:p text:style-name="P9"/>
          <text:p text:style-name="P9"><text:span text:style-name="Source_20_Text"># Aperçu</text:span></text:p>
          <text:p text:style-name="P10"><text:span text:style-name="Source_20_Text">print(data.head()) - </text:span><text:span text:style-name="Source_20_Text"><text:span text:style-name="T1">affiche les 5 premières lignes de data</text:span></text:span></text:p>
        </text:list-header>
      </text:list>
      <text:p text:style-name="P8"/>
      <text:list text:continue-numbering="true" text:style-name="L3">
        <text:list-item>
          <text:list>
            <text:list-item>
              <text:p text:style-name="P4">Expliquez les résultats affichés à l’écran. </text:p>
            </text:list-item>
          </text:list>
        </text:list-item>
      </text:list>
      <text:p text:style-name="P11">La premiere ligne affiche le nom des colonnes, puis les 4 suivantes correspondent aux 4 premières entrées du tableau <text:span text:style-name="T2">(ID, date d’enregistrement, genre, pays, emploi, statut d’auto entrepreneur, antécédents familiaux, ..)<text:line-break/>Les lignes sont compressées, les colonnes du milieu de tableau ont été ignorées (…) pour n’en afficher que 14</text:span></text:p>
      <text:p text:style-name="Text_20_body"/>
      <text:list text:continue-numbering="true" text:style-name="L3">
        <text:list-header>
          <text:p text:style-name="P4"><text:span text:style-name="Strong_20_Emphasis">Opérations de base:</text:span></text:p>
          <text:list text:continue-numbering="true">
            <text:list-item>
              <text:p text:style-name="P5">Calculer le total des personnes (femmes et hommes) concernés par cette étude en se basant sur les filtres ci-dessous: </text:p>
              <text:list>
                <text:list-item>
                  <text:p text:style-name="P5"><text:span text:style-name="Strong_20_Emphasis">Filtre 1</text:span> : basées aux USA </text:p>
                </text:list-item>
                <text:list-item>
                  <text:p text:style-name="P5"><text:span text:style-name="Strong_20_Emphasis">Filtre 2</text:span>: Change Habits (No) </text:p>
                </text:list-item>
                <text:list-item>
                  <text:p text:style-name="P5"><text:span text:style-name="Strong_20_Emphasis">Filtre 3</text:span>: Mood swings (High) </text:p>
                </text:list-item>
                <text:list-item>
                  <text:p text:style-name="P5"><text:span text:style-name="Strong_20_Emphasis">Filtre 4</text:span>: Work Interest (Maybe) </text:p>
                </text:list-item>
                <text:list-item>
                  <text:p text:style-name="P4"><text:span text:style-name="Strong_20_Emphasis">Filtre 5</text:span>: Social weakness (Yes) </text:p>
                  <text:h text:style-name="P12" text:outline-level="3"><draw:frame draw:style-name="fr1" draw:name="Image1" text:anchor-type="char" svg:width="6.6929in" svg:height="0.5327in" draw:z-index="0"><draw:image xlink:href="Pictures/10000001000005CA000000762187601D.png" xlink:type="simple" xlink:show="embed" xlink:actuate="onLoad" draw:mime-type="image/png"/></draw:frame><text:span text:style-name="Strong_20_Emphasis"><text:span text:style-name="T3">P</text:span></text:span><text:span text:style-name="Strong_20_Emphasis">artie 2 : Filtrage des données et calculs statistiques</text:span></text:h>
                </text:list-item>
              </text:list>
            </text:list-item>
          </text:list>
        </text:list-header>
        <text:list-item>
          <text:p text:style-name="P4">Pour effectuer des calculs statistiques sur une BDD, il faut tout d’abord filtrer les données selon certaines critères. Dans cette partie vous allez effectuer des opérations de statistique de base pour l’analyse de données:</text:p>
        </text:list-item>
      </text:list>
      <text:list text:style-name="L4">
        <text:list-item>
          <text:p text:style-name="P13"><text:span text:style-name="Strong_20_Emphasis">Tendances Centrales:</text:span> </text:p>
        </text:list-item>
      </text:list>
      <text:list text:style-name="L5">
        <text:list-item>
          <text:p text:style-name="P14"><text:span text:style-name="Strong_20_Emphasis">Moyenne</text:span> : La somme des valeurs divisée par le nombre de valeurs. </text:p>
        </text:list-item>
        <text:list-item>
          <text:p text:style-name="P14"><text:span text:style-name="Strong_20_Emphasis">Médiane</text:span> : La valeur centrale dans un ensemble de données ordonnées. </text:p>
        </text:list-item>
        <text:list-item>
          <text:p text:style-name="P14"><text:span text:style-name="Strong_20_Emphasis">Mode</text:span> : La valeur la plus fréquente dans un ensemble de données </text:p>
          <text:list>
            <text:list-item>
              <text:p text:style-name="P15">En se basant sur le script ci-dessous, adaptez-le pour calculer et afficher la moyenne: </text:p>
            </text:list-item>
          </text:list>
        </text:list-item>
      </text:list>
      <text:p text:style-name="Preformatted_20_Text"><text:bookmark-start text:name="__DdeLink__15_1951606211"/><text:span text:style-name="Source_20_Text">import numpy as np</text:span></text:p>
      <text:p text:style-name="Preformatted_20_Text"><text:span text:style-name="Source_20_Text">import pandas as pd</text:span></text:p>
      <text:p text:style-name="Preformatted_20_Text"><text:soft-page-break/><text:span text:style-name="Source_20_Text">csv_file_path='Mental Health Dataset.csv'</text:span></text:p>
      <text:p text:style-name="Preformatted_20_Text"><text:span text:style-name="Source_20_Text">data = <text:s/>pd.read_csv(csv_file_path)</text:span></text:p>
      <text:p text:style-name="Preformatted_20_Text"><text:span text:style-name="Source_20_Text">total_females = data[data['Gender'] == 'Female'].shape[0]</text:span></text:p>
      <text:p text:style-name="Preformatted_20_Text"><text:span text:style-name="Source_20_Text">print(total_females)</text:span><text:bookmark-end text:name="__DdeLink__15_1951606211"/></text:p>
      <text:p text:style-name="P16"><text:span text:style-name="Source_20_Text">52514</text:span></text:p>
      <text:p text:style-name="P16"><text:span text:style-name="Source_20_Text"><text:span text:style-name="T4">import</text:span></text:span><text:span text:style-name="Source_20_Text"><text:span text:style-name="T5"> </text:span></text:span><text:span text:style-name="Source_20_Text"><text:span text:style-name="T6">numpy</text:span></text:span><text:span text:style-name="Source_20_Text"><text:span text:style-name="T5"> </text:span></text:span><text:span text:style-name="Source_20_Text"><text:span text:style-name="T4">as</text:span></text:span><text:span text:style-name="Source_20_Text"><text:span text:style-name="T5"> </text:span></text:span><text:span text:style-name="Source_20_Text"><text:span text:style-name="T6">np</text:span></text:span></text:p>
      <text:p text:style-name="P17"><text:span text:style-name="T7">import</text:span> <text:span text:style-name="T8">pandas</text:span> <text:span text:style-name="T7">as</text:span> <text:span text:style-name="T8">pd</text:span></text:p>
      <text:p text:style-name="P17"><text:span text:style-name="T9">csv_file_path</text:span><text:span text:style-name="T10">=</text:span><text:span text:style-name="T11">'Mental Health Dataset.csv'</text:span></text:p>
      <text:p text:style-name="P18"/>
      <text:p text:style-name="P17"><text:span text:style-name="T9">data</text:span> <text:span text:style-name="T10">=</text:span> <text:span text:style-name="T8">pd</text:span>.<text:span text:style-name="T12">read_csv</text:span>(<text:span text:style-name="T9">csv_file_path</text:span>)</text:p>
      <text:p text:style-name="P17"><text:span text:style-name="T9">total_females</text:span> <text:span text:style-name="T10">=</text:span> <text:span text:style-name="T9">data</text:span>[<text:span text:style-name="T9">data</text:span>[<text:span text:style-name="T11">'Gender'</text:span>] <text:span text:style-name="T12">==</text:span> <text:span text:style-name="T11">'Female'</text:span>].<text:span text:style-name="T9">shape</text:span>[<text:span text:style-name="T13">0</text:span>]</text:p>
      <text:p text:style-name="P17"><text:span text:style-name="T9">total_males</text:span> <text:span text:style-name="T10">=</text:span> <text:span text:style-name="T9">data</text:span>[<text:span text:style-name="T9">data</text:span>[<text:span text:style-name="T11">'Gender'</text:span>] <text:span text:style-name="T12">==</text:span> <text:span text:style-name="T11">'Male'</text:span>].<text:span text:style-name="T9">shape</text:span>[<text:span text:style-name="T13">0</text:span>]</text:p>
      <text:p text:style-name="P18"/>
      <text:p text:style-name="P17"><text:span text:style-name="T9">mean_females</text:span> <text:span text:style-name="T10">=</text:span> <text:span text:style-name="T9">total_females</text:span> <text:span text:style-name="T10">/</text:span> (<text:span text:style-name="T9">total_males</text:span> <text:span text:style-name="T10">+</text:span> <text:span text:style-name="T9">total_females</text:span>)</text:p>
      <text:p text:style-name="P18"/>
      <text:p text:style-name="P17"><text:span text:style-name="T12">print</text:span>(<text:span text:style-name="T11">"total_females :"</text:span>, <text:span text:style-name="T9">total_females</text:span>)</text:p>
      <text:p text:style-name="P17"><text:span text:style-name="T12">print</text:span>(<text:span text:style-name="T11">"total_males :"</text:span>, <text:span text:style-name="T9">total_males</text:span>)</text:p>
      <text:p text:style-name="P19"><text:span text:style-name="T14">print</text:span><text:span text:style-name="T5">(</text:span><text:span text:style-name="T15">f</text:span><text:span text:style-name="T16">"Les femmes représentent </text:span><text:span text:style-name="T15">{</text:span><text:span text:style-name="T17">mean_females</text:span><text:span text:style-name="T5"> </text:span><text:span text:style-name="T18">*</text:span><text:span text:style-name="T5"> </text:span><text:span text:style-name="T19">100</text:span><text:span text:style-name="T15">}</text:span><text:span text:style-name="T16">% de l'échantillon"</text:span><text:span text:style-name="T5">)</text:span></text:p>
      <text:list text:style-name="L6">
        <text:list-item>
          <text:p text:style-name="P20">Utilisez une liste de données de votre choix pour calculer la Médiane et de mode avec des scripts Python, vous pouvez télécharger des Datasets sur <text:span text:style-name="Strong_20_Emphasis"><text:span text:style-name="Source_20_Text">Kaggle</text:span></text:span> ou utiliser une autre source. </text:p>
        </text:list-item>
      </text:list>
      <text:p text:style-name="P21"><text:span text:style-name="T7">import</text:span> <text:span text:style-name="T8">numpy</text:span> <text:span text:style-name="T7">as</text:span> <text:span text:style-name="T8">np</text:span></text:p>
      <text:p text:style-name="P17"><text:span text:style-name="T7">import</text:span> <text:span text:style-name="T8">pandas</text:span> <text:span text:style-name="T7">as</text:span> <text:span text:style-name="T8">pd</text:span></text:p>
      <text:p text:style-name="P17"><text:span text:style-name="T7">import</text:span> <text:span text:style-name="T8">re</text:span></text:p>
      <text:p text:style-name="P18"/>
      <text:p text:style-name="P17"><text:span text:style-name="T20">def</text:span> <text:span text:style-name="T12">time_conversion</text:span>(<text:span text:style-name="T9">time</text:span>):</text:p>
      <text:p text:style-name="P17"><text:span text:style-name="T9">time_parts</text:span> <text:span text:style-name="T10">=</text:span> <text:span text:style-name="T9">time</text:span>.split(<text:span text:style-name="T11">":"</text:span>) </text:p>
      <text:p text:style-name="P17"><text:span text:style-name="T9">time_in_seconds</text:span> <text:span text:style-name="T10">=</text:span> <text:span text:style-name="T13">0</text:span></text:p>
      <text:p text:style-name="P17"><text:span text:style-name="T7">if</text:span> <text:span text:style-name="T12">len</text:span>(<text:span text:style-name="T9">time_parts</text:span>) <text:span text:style-name="T10">==</text:span> <text:span text:style-name="T13">3</text:span>:</text:p>
      <text:p text:style-name="P17"><text:span text:style-name="T9">i</text:span> <text:span text:style-name="T10">=</text:span> <text:span text:style-name="T13">0</text:span></text:p>
      <text:p text:style-name="P17"><text:span text:style-name="T7">while</text:span> <text:span text:style-name="T9">i</text:span> <text:span text:style-name="T10">&lt;</text:span> <text:span text:style-name="T13">3</text:span>:</text:p>
      <text:p text:style-name="P17"><text:span text:style-name="T9">time_parts</text:span>[<text:span text:style-name="T9">i</text:span>] <text:span text:style-name="T10">=</text:span> <text:span text:style-name="T8">re</text:span>.<text:span text:style-name="T12">sub</text:span>(<text:span text:style-name="T20">r</text:span><text:span text:style-name="T21">"</text:span><text:span text:style-name="T11">[^</text:span><text:span text:style-name="T21">\d</text:span><text:span text:style-name="T22">\.</text:span><text:span text:style-name="T11">]</text:span><text:span text:style-name="T21">"</text:span>, <text:span text:style-name="T11">""</text:span>, <text:span text:style-name="T9">time_parts</text:span>[<text:span text:style-name="T9">i</text:span>])</text:p>
      <text:p text:style-name="P17"><text:span text:style-name="T9">time_in_seconds</text:span> <text:span text:style-name="T10">+=</text:span> <text:span text:style-name="T8">int</text:span>(<text:span text:style-name="T9">time_parts</text:span>[<text:span text:style-name="T9">i</text:span>]) <text:span text:style-name="T10">*</text:span> (<text:span text:style-name="T13">60</text:span> <text:span text:style-name="T10">**</text:span> (<text:span text:style-name="T13">2</text:span><text:span text:style-name="T10">-</text:span><text:span text:style-name="T9">i</text:span>))</text:p>
      <text:p text:style-name="P17"><text:span text:style-name="T9">i</text:span> <text:span text:style-name="T10">+=</text:span> <text:span text:style-name="T13">1</text:span> </text:p>
      <text:p text:style-name="P17"><text:span text:style-name="T7">return</text:span> <text:span text:style-name="T9">time_in_seconds</text:span></text:p>
      <text:p text:style-name="P18"/>
      <text:p text:style-name="P17"><text:span text:style-name="T20">def</text:span> <text:span text:style-name="T12">get_mode</text:span>(<text:span text:style-name="T9">results</text:span>) -&gt; <text:span text:style-name="T8">list</text:span>:</text:p>
      <text:p text:style-name="P18"/>
      <text:p text:style-name="P17"><text:span text:style-name="T9">values</text:span>, <text:span text:style-name="T9">counts</text:span> <text:span text:style-name="T10">=</text:span> <text:span text:style-name="T8">np</text:span>.<text:span text:style-name="T12">unique</text:span>(<text:span text:style-name="T9">results</text:span>, <text:span text:style-name="T9">return_counts</text:span><text:span text:style-name="T10">=</text:span><text:span text:style-name="T20">True</text:span>)</text:p>
      <text:p text:style-name="P17"><text:span text:style-name="T9">mode_index</text:span> <text:span text:style-name="T10">=</text:span> <text:span text:style-name="T8">np</text:span>.<text:span text:style-name="T12">argmax</text:span>(<text:span text:style-name="T9">counts</text:span>)</text:p>
      <text:p text:style-name="P17"><text:span text:style-name="T9">mode</text:span> <text:span text:style-name="T10">=</text:span> <text:span text:style-name="T9">values</text:span>[<text:span text:style-name="T9">mode_index</text:span>]</text:p>
      <text:p text:style-name="P18"/>
      <text:p text:style-name="P17"><text:span text:style-name="T7">return</text:span> [<text:span text:style-name="T9">mode</text:span>, <text:span text:style-name="T12">max</text:span>(<text:span text:style-name="T9">counts</text:span>)]</text:p>
      <text:p text:style-name="P18"/>
      <text:p text:style-name="P17"><text:span text:style-name="T9">csv_file_path</text:span><text:span text:style-name="T10">=</text:span><text:span text:style-name="T11">'Olympics Results.csv'</text:span></text:p>
      <text:p text:style-name="P18"/>
      <text:p text:style-name="P17"><text:span text:style-name="T9">data</text:span> <text:span text:style-name="T10">=</text:span> <text:span text:style-name="T8">pd</text:span>.<text:span text:style-name="T12">read_csv</text:span>(<text:span text:style-name="T9">csv_file_path</text:span>)</text:p>
      <text:p text:style-name="P18"/>
      <text:p text:style-name="P22"># Résultats</text:p>
      <text:p text:style-name="P17"><text:soft-page-break/><text:span text:style-name="T9">male_condition</text:span> <text:span text:style-name="T10">=</text:span> (<text:span text:style-name="T9">data</text:span>[<text:span text:style-name="T11">'event'</text:span>] <text:span text:style-name="T12">==</text:span> <text:span text:style-name="T11">'20 Kilometres Race Walk'</text:span>) <text:span text:style-name="T12">&amp;</text:span> (<text:span text:style-name="T9">data</text:span>[<text:span text:style-name="T11">'sex'</text:span>] <text:span text:style-name="T12">==</text:span> <text:span text:style-name="T11">"M"</text:span>)</text:p>
      <text:p text:style-name="P17"><text:span text:style-name="T9">data</text:span>.<text:span text:style-name="T9">loc</text:span>[<text:span text:style-name="T9">male_condition</text:span>, <text:span text:style-name="T11">'mark'</text:span>] <text:span text:style-name="T10">=</text:span> <text:span text:style-name="T9">data</text:span>.<text:span text:style-name="T9">loc</text:span>[<text:span text:style-name="T9">male_condition</text:span>, <text:span text:style-name="T11">'mark'</text:span>].<text:span text:style-name="T12">apply</text:span>(<text:span text:style-name="T12">time_conversion</text:span>)</text:p>
      <text:p text:style-name="P17"><text:span text:style-name="T9">male_results</text:span> <text:span text:style-name="T10">=</text:span> <text:span text:style-name="T9">data</text:span>.<text:span text:style-name="T9">loc</text:span>[<text:span text:style-name="T9">male_condition</text:span> <text:span text:style-name="T12">&amp;</text:span> (<text:span text:style-name="T9">data</text:span>[<text:span text:style-name="T11">'mark'</text:span>] <text:span text:style-name="T12">!=</text:span> <text:span text:style-name="T13">0</text:span>)].<text:span text:style-name="T12">copy</text:span>()</text:p>
      <text:p text:style-name="P18"/>
      <text:p text:style-name="P17"><text:span text:style-name="T9">female_condition</text:span> <text:span text:style-name="T10">=</text:span> (<text:span text:style-name="T9">data</text:span>[<text:span text:style-name="T11">'event'</text:span>] <text:span text:style-name="T12">==</text:span> <text:span text:style-name="T11">'20 Kilometres Race Walk'</text:span>) <text:span text:style-name="T12">&amp;</text:span> (<text:span text:style-name="T9">data</text:span>[<text:span text:style-name="T11">'sex'</text:span>] <text:span text:style-name="T12">==</text:span> <text:span text:style-name="T11">"W"</text:span>)</text:p>
      <text:p text:style-name="P17"><text:span text:style-name="T9">data</text:span>.<text:span text:style-name="T9">loc</text:span>[<text:span text:style-name="T9">female_condition</text:span>, <text:span text:style-name="T11">'mark'</text:span>] <text:span text:style-name="T10">=</text:span> <text:span text:style-name="T9">data</text:span>.<text:span text:style-name="T9">loc</text:span>[<text:span text:style-name="T9">female_condition</text:span>, <text:span text:style-name="T11">'mark'</text:span>].<text:span text:style-name="T12">apply</text:span>(<text:span text:style-name="T12">time_conversion</text:span>)</text:p>
      <text:p text:style-name="P17"><text:span text:style-name="T9">female_results</text:span> <text:span text:style-name="T10">=</text:span> <text:span text:style-name="T9">data</text:span>.<text:span text:style-name="T9">loc</text:span>[<text:span text:style-name="T9">female_condition</text:span> <text:span text:style-name="T12">&amp;</text:span> (<text:span text:style-name="T9">data</text:span>[<text:span text:style-name="T11">'mark'</text:span>] <text:span text:style-name="T12">!=</text:span> <text:span text:style-name="T13">0</text:span>)].<text:span text:style-name="T12">copy</text:span>()</text:p>
      <text:p text:style-name="P18"/>
      <text:p text:style-name="P22"># Moyenne</text:p>
      <text:p text:style-name="P17"><text:span text:style-name="T9">mean_male_results</text:span> <text:span text:style-name="T10">=</text:span> <text:span text:style-name="T9">male_results</text:span>[<text:span text:style-name="T11">'mark'</text:span>].<text:span text:style-name="T12">mean</text:span>()</text:p>
      <text:p text:style-name="P17"><text:span text:style-name="T9">mean_female_results</text:span> <text:span text:style-name="T10">=</text:span> <text:span text:style-name="T9">female_results</text:span>[<text:span text:style-name="T11">'mark'</text:span>].<text:span text:style-name="T12">mean</text:span>()</text:p>
      <text:p text:style-name="P18"/>
      <text:p text:style-name="P17"><text:span text:style-name="T12">print</text:span>(<text:span text:style-name="T20">f</text:span><text:span text:style-name="T11">"Le temps moyen des hommes en finale du 20km marché est de </text:span><text:span text:style-name="T20">{</text:span><text:span text:style-name="T9">mean_male_results</text:span><text:span text:style-name="T20">}</text:span><text:span text:style-name="T11"> secondes"</text:span>)</text:p>
      <text:p text:style-name="P17"><text:span text:style-name="T12">print</text:span>(<text:span text:style-name="T20">f</text:span><text:span text:style-name="T11">"Le temps moyen des femmes en finale du 20km marché est de </text:span><text:span text:style-name="T20">{</text:span><text:span text:style-name="T9">mean_female_results</text:span><text:span text:style-name="T20">}</text:span><text:span text:style-name="T11"> secondes"</text:span>)</text:p>
      <text:p text:style-name="P18"/>
      <text:p text:style-name="P22"># Médiane</text:p>
      <text:p text:style-name="P17"><text:span text:style-name="T9">male_median</text:span> <text:span text:style-name="T10">=</text:span> <text:span text:style-name="T8">np</text:span>.<text:span text:style-name="T12">median</text:span>(<text:span text:style-name="T9">male_results</text:span>[<text:span text:style-name="T11">'mark'</text:span>])</text:p>
      <text:p text:style-name="P17"><text:span text:style-name="T9">female_median</text:span> <text:span text:style-name="T10">=</text:span> <text:span text:style-name="T8">np</text:span>.<text:span text:style-name="T12">median</text:span>(<text:span text:style-name="T9">female_results</text:span>[<text:span text:style-name="T11">'mark'</text:span>])</text:p>
      <text:p text:style-name="P18"/>
      <text:p text:style-name="P17"><text:span text:style-name="T12">print</text:span>(<text:span text:style-name="T20">f</text:span><text:span text:style-name="T11">"La médiane pour les hommes est de </text:span><text:span text:style-name="T20">{</text:span><text:span text:style-name="T9">male_median</text:span><text:span text:style-name="T20">}</text:span><text:span text:style-name="T11"> secondes"</text:span>)</text:p>
      <text:p text:style-name="P17"><text:span text:style-name="T12">print</text:span>(<text:span text:style-name="T20">f</text:span><text:span text:style-name="T11">"La médiane pour les femmes est de </text:span><text:span text:style-name="T20">{</text:span><text:span text:style-name="T9">female_median</text:span><text:span text:style-name="T20">}</text:span><text:span text:style-name="T11"> secondes"</text:span>)</text:p>
      <text:p text:style-name="P18"/>
      <text:p text:style-name="P22"># Mode</text:p>
      <text:p text:style-name="P17"><text:span text:style-name="T9">male_mode</text:span> <text:span text:style-name="T10">=</text:span> <text:span text:style-name="T12">get_mode</text:span>(<text:span text:style-name="T9">male_results</text:span>[<text:span text:style-name="T11">'mark'</text:span>])</text:p>
      <text:p text:style-name="P17"><text:span text:style-name="T9">female_mode</text:span> <text:span text:style-name="T10">=</text:span> <text:span text:style-name="T12">get_mode</text:span>(<text:span text:style-name="T9">female_results</text:span>[<text:span text:style-name="T11">'mark'</text:span>])</text:p>
      <text:p text:style-name="P18"/>
      <text:p text:style-name="P17"><text:span text:style-name="T12">print</text:span>(<text:span text:style-name="T20">f</text:span><text:span text:style-name="T11">"Le mode pour les hommes est de </text:span><text:span text:style-name="T20">{</text:span><text:span text:style-name="T9">male_mode</text:span>[<text:span text:style-name="T13">0</text:span>]<text:span text:style-name="T20">}</text:span><text:span text:style-name="T11"> avec </text:span><text:span text:style-name="T20">{</text:span><text:span text:style-name="T9">male_mode</text:span>[<text:span text:style-name="T13">1</text:span>]<text:span text:style-name="T20">}</text:span><text:span text:style-name="T11"> occurrences"</text:span>)</text:p>
      <text:p text:style-name="P17"><text:span text:style-name="T12">print</text:span>(<text:span text:style-name="T20">f</text:span><text:span text:style-name="T11">"Le mode pour les femmes est de </text:span><text:span text:style-name="T20">{</text:span><text:span text:style-name="T9">female_mode</text:span>[<text:span text:style-name="T13">0</text:span>]<text:span text:style-name="T20">}</text:span><text:span text:style-name="T11"> avec </text:span><text:span text:style-name="T20">{</text:span><text:span text:style-name="T9">female_mode</text:span>[<text:span text:style-name="T13">1</text:span>]<text:span text:style-name="T20">}</text:span><text:span text:style-name="T11"> occurrences"</text:span>)</text:p>
      <text:p text:style-name="P23"/>
      <text:p text:style-name="P24">output :</text:p>
      <text:p text:style-name="P24"><draw:frame draw:style-name="fr2" draw:name="Image2" text:anchor-type="char" svg:x="-0.0256in" svg:y="-0.0654in" svg:width="6.6929in" svg:height="0.7264in" draw:z-index="1"><draw:image xlink:href="Pictures/10000001000005AF0000009EDCDE4D80.png" xlink:type="simple" xlink:show="embed" xlink:actuate="onLoad" draw:mime-type="image/png"/></draw:frame></text:p>
      <text:p text:style-name="P24"/>
      <text:p text:style-name="P24"/>
      <text:p text:style-name="P24"/>
      <text:p text:style-name="P24"/>
      <text:p text:style-name="P24"/>
      <text:p text:style-name="P24"/>
      <text:p text:style-name="P24"/>
      <text:p text:style-name="P24"/>
      <text:list text:style-name="L7">
        <text:list-item>
          <text:p text:style-name="P25"><text:soft-page-break/><text:span text:style-name="Strong_20_Emphasis">Mesure de Dispersion:</text:span> </text:p>
        </text:list-item>
      </text:list>
      <text:list text:style-name="L8">
        <text:list-item>
          <text:p text:style-name="P26"><text:span text:style-name="Strong_20_Emphasis">Variance</text:span> : c’est une mesure statistique qui décrit à quel point les valeurs d'un ensemble de données sont éloignées de la moyenne (aussi appelée l'espérance mathématique) de cet ensemble. En d'autres termes, elle vous aide à comprendre à quel point les données sont dispersées (éloignées) par rapport à la moyenne. </text:p>
        </text:list-item>
        <text:list-item>
          <text:p text:style-name="P27"><text:span text:style-name="Strong_20_Emphasis">Écart-Type</text:span> : <text:span text:style-name="Strong_20_Emphasis">la racine carrée de la variance.</text:span> Il s’agit d’une mesure <text:span text:style-name="Strong_20_Emphasis">plus facile à interpréte</text:span>r, car elle est exprimée dans la même unité que les données originales ! </text:p>
        </text:list-item>
      </text:list>
      <text:list text:style-name="L9">
        <text:list-item>
          <text:p text:style-name="P28"><text:span text:style-name="Strong_20_Emphasis">La corrélation :</text:span> </text:p>
        </text:list-item>
      </text:list>
      <text:p text:style-name="Text_20_body">C’est un coefficient qui permet de voir si les données sont cohérentes par rapport à d’autres données, par exemple, admettons que vous voulez analyser le temps passé à étudier en dehors des heures de formation et comparer ce temps avec les notes obtenues:</text:p>
      <text:p text:style-name="Text_20_body"><text:span text:style-name="Strong_20_Emphasis">Coeff=1 : Plus vous révisez chez vous mieux sont vos notes ⇒ Corrélation +</text:span></text:p>
      <text:p text:style-name="Text_20_body"><text:span text:style-name="Strong_20_Emphasis">Coeff = -1 : Plus vous révisez pire sont vos notes ⇒ Corrélation -</text:span></text:p>
      <text:p text:style-name="Text_20_body"><text:span text:style-name="Strong_20_Emphasis">Coeff = 0 : Pas de corrélation</text:span></text:p>
      <text:list text:style-name="L10">
        <text:list-item>
          <text:p text:style-name="P29">En se basant sur ce script calculer le coefficient de corrélation sur un dataset de votre choix : </text:p>
        </text:list-item>
      </text:list>
      <text:p text:style-name="Preformatted_20_Text"><text:bookmark-start text:name="__DdeLink__13_1951606211"/><text:span text:style-name="Source_20_Text">#Ajoutons une autre colonne pour l'exemple de corrélation</text:span></text:p>
      <text:p text:style-name="Preformatted_20_Text"><text:span text:style-name="Source_20_Text">df['Autre_Valeurs'] = [15, 25, 25, 35, 45, 55]</text:span></text:p>
      <text:p text:style-name="Preformatted_20_Text"><text:span text:style-name="Source_20_Text">#Calcul de la corrélation</text:span></text:p>
      <text:p text:style-name="Preformatted_20_Text"><text:span text:style-name="Source_20_Text">correlation = df['Valeurs'].corr(df['Autre_Valeurs'])</text:span></text:p>
      <text:p text:style-name="P30"><text:span text:style-name="Source_20_Text">print(f"Corrélation: {correlation}"</text:span><text:bookmark-end text:name="__DdeLink__13_1951606211"/></text:p>
      <text:p text:style-name="P31" loext:marker-style-name="T23"><text:span text:style-name="Source_20_Text"><text:span text:style-name="T24">import </text:span></text:span><text:span text:style-name="T23">pandas </text:span><text:span text:style-name="T25">as </text:span><text:span text:style-name="T23">pd<text:line-break/><text:line-break/>csv_file_path=</text:span><text:span text:style-name="T26">'Mental Health Dataset.csv'<text:line-break/><text:line-break/></text:span><text:span text:style-name="T23">data = <text:s/>pd.read_csv(csv_file_path)<text:line-break/>data[</text:span><text:span text:style-name="T26">'Country'</text:span><text:span text:style-name="T23">]=data[</text:span><text:span text:style-name="T26">'Country'</text:span><text:span text:style-name="T23">].astype(</text:span><text:span text:style-name="T26">'category'</text:span><text:span text:style-name="T23">).cat.codes<text:line-break/>data[</text:span><text:span text:style-name="T26">'Mood_Swings'</text:span><text:span text:style-name="T23">]=data[</text:span><text:span text:style-name="T26">'Mood_Swings'</text:span><text:span text:style-name="T23">].astype(</text:span><text:span text:style-name="T26">'category'</text:span><text:span text:style-name="T23">).cat.codes<text:line-break/><text:line-break/></text:span><text:span text:style-name="T27">#Calcul de la corrélation<text:line-break/></text:span><text:span text:style-name="T23">correlation = data[</text:span><text:span text:style-name="T26">'Mood_Swings'</text:span><text:span text:style-name="T23">].corr(data[</text:span><text:span text:style-name="T26">'Country'</text:span><text:span text:style-name="T23">])<text:line-break/></text:span><text:span text:style-name="T28">print</text:span><text:span text:style-name="T23">(</text:span><text:span text:style-name="T26">f"Corrélation: </text:span><text:span text:style-name="T25">{</text:span><text:span text:style-name="T23">correlation</text:span><text:span text:style-name="T25">}</text:span><text:span text:style-name="T26">"</text:span><text:span text:style-name="T23">)</text:span></text:p>
      <text:p text:style-name="P32"><draw:frame draw:style-name="fr2" draw:name="Image3" text:anchor-type="char" svg:x="-0.0516in" svg:y="0.2634in" svg:width="6.6929in" svg:height="0.1972in" draw:z-index="2"><draw:image xlink:href="Pictures/10000001000005AF0000002BD83E5B2D.png" xlink:type="simple" xlink:show="embed" xlink:actuate="onLoad" draw:mime-type="image/png"/></draw:frame><text:span text:style-name="Source_20_Text"><text:span text:style-name="T29">output:</text:span></text:span></text:p>
      <text:h text:style-name="Heading_20_3" text:outline-level="3"/>
      <text:h text:style-name="Heading_20_3" text:outline-level="3"><text:span text:style-name="T29">P</text:span>artie 3: Analyse des données</text:h>
      <text:p text:style-name="Text_20_body">Faites une analyse sur les études de la santé mentale des femmes et des hommes en se basant sur les tableaux ci-dessous:</text:p>
      <text:p text:style-name="Text_20_body"><text:span text:style-name="Strong_20_Emphasis">1- Statistiques pour les femmes :</text:span></text:p>
      <text:list text:style-name="L11">
        <text:list-item>
          <text:p text:style-name="P33">Donnez les scripts Python qui permettent de faire les calculs du total <text:span text:style-name="Strong_20_Emphasis">des femmes</text:span> concernées par cette étude pour l’année 2014 seulement par pays et par mois. </text:p>
        </text:list-item>
      </text:list>
      <text:p text:style-name="P8"/>
      <text:p text:style-name="P31" loext:marker-style-name="T23"><text:soft-page-break/><text:span text:style-name="T23">df[</text:span><text:span text:style-name="T26">'Timestamp'</text:span><text:span text:style-name="T23">] = pd.to_datetime(df[</text:span><text:span text:style-name="T26">'Timestamp'</text:span><text:span text:style-name="T23">])<text:line-break/>df[</text:span><text:span text:style-name="T26">'Month'</text:span><text:span text:style-name="T23">] = df[</text:span><text:span text:style-name="T26">'Timestamp'</text:span><text:span text:style-name="T23">].dt.month<text:line-break/><text:line-break/>female_df = df[(df[</text:span><text:span text:style-name="T26">'Gender'</text:span><text:span text:style-name="T23">] == </text:span><text:span text:style-name="T26">'Female'</text:span><text:span text:style-name="T23">) &amp; (df[</text:span><text:span text:style-name="T26">'Timestamp'</text:span><text:span text:style-name="T23">].dt.year == </text:span><text:span text:style-name="T30">2014</text:span><text:span text:style-name="T23">)]<text:line-break/>grouped_female = female_df.groupby([</text:span><text:span text:style-name="T26">'Country'</text:span><text:span text:style-name="T23">, </text:span><text:span text:style-name="T26">'Month'</text:span><text:span text:style-name="T23">]).size().reset_index(</text:span><text:span text:style-name="T31">name</text:span><text:span text:style-name="T23">=</text:span><text:span text:style-name="T26">'count'</text:span><text:span text:style-name="T23">).sort_values(</text:span><text:span text:style-name="T26">'Month'</text:span><text:span text:style-name="T23">)</text:span></text:p>
      <text:p text:style-name="P34"/>
      <text:list text:continue-numbering="true" text:style-name="L11">
        <text:list-item>
          <text:p text:style-name="P35">Remplissez le tableau par les valeurs trouvées. </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1.A1" office:value-type="string">
              <text:p text:style-name="Table_20_Heading">Pays</text:p>
            </table:table-cell>
            <table:table-cell table:style-name="Table1.A1" office:value-type="string">
              <text:p text:style-name="Table_20_Heading">USA</text:p>
            </table:table-cell>
            <table:table-cell table:style-name="Table1.A1" office:value-type="string">
              <text:p text:style-name="Table_20_Heading">Poland</text:p>
            </table:table-cell>
            <table:table-cell table:style-name="Table1.A1" office:value-type="string">
              <text:p text:style-name="Table_20_Heading">Australia</text:p>
            </table:table-cell>
            <table:table-cell table:style-name="Table1.A1" office:value-type="string">
              <text:p text:style-name="Table_20_Heading">Canada</text:p>
            </table:table-cell>
            <table:table-cell table:style-name="Table1.A1" office:value-type="string">
              <text:p text:style-name="Table_20_Heading">South Africa</text:p>
            </table:table-cell>
            <table:table-cell table:style-name="Table1.A1" office:value-type="string">
              <text:p text:style-name="Table_20_Heading">Sweden</text:p>
            </table:table-cell>
            <table:table-cell table:style-name="Table1.A1" office:value-type="string">
              <text:p text:style-name="Table_20_Heading">Netherlands</text:p>
            </table:table-cell>
          </table:table-row>
        </table:table-header-rows>
        <table:table-row>
          <table:table-cell table:style-name="Table1.A1" office:value-type="string">
            <text:p text:style-name="Table_20_Contents">Mois</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row>
        <table:table-row>
          <table:table-cell table:style-name="Table1.A1" office:value-type="string">
            <text:p text:style-name="Table_20_Contents">Août</text:p>
          </table:table-cell>
          <table:table-cell table:style-name="Table1.A1" office:value-type="string">
            <text:p text:style-name="P37">32984</text:p>
          </table:table-cell>
          <table:table-cell table:style-name="Table1.A1" office:value-type="string">
            <text:p text:style-name="P37">434</text:p>
          </table:table-cell>
          <table:table-cell table:style-name="Table1.A1" office:value-type="string">
            <text:p text:style-name="P37">1736</text:p>
          </table:table-cell>
          <table:table-cell table:style-name="Table1.A1" office:value-type="string">
            <text:p text:style-name="P37">3906</text:p>
          </table:table-cell>
          <table:table-cell table:style-name="Table1.A1" office:value-type="string">
            <text:p text:style-name="P37">434</text:p>
          </table:table-cell>
          <table:table-cell table:style-name="Table1.A1" office:value-type="string">
            <text:p text:style-name="P37">868</text:p>
          </table:table-cell>
          <table:table-cell table:style-name="Table1.A1" office:value-type="string">
            <text:p text:style-name="P37">434</text:p>
          </table:table-cell>
        </table:table-row>
        <table:table-row>
          <table:table-cell table:style-name="Table1.A1" office:value-type="string">
            <text:p text:style-name="Table_20_Contents">Septembre</text:p>
          </table:table-cell>
          <table:table-cell table:style-name="Table1.A1" office:value-type="string">
            <text:p text:style-name="P38">1302</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row>
        <table:table-row>
          <table:table-cell table:style-name="Table1.A1" office:value-type="string">
            <text:p text:style-name="Table_20_Contents">Octobre</text:p>
          </table:table-cell>
          <table:table-cell table:style-name="Table1.A1" office:value-type="string">
            <text:p text:style-name="P38">434</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row>
        <table:table-row>
          <table:table-cell table:style-name="Table1.A1" office:value-type="string">
            <text:p text:style-name="Table_20_Contents">Novembre</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row>
      </table:table>
      <text:p text:style-name="Text_20_body"><text:span text:style-name="Strong_20_Emphasis">2- Statistiques pour les hommes :</text:span></text:p>
      <text:list text:style-name="L12">
        <text:list-item>
          <text:p text:style-name="P39">Donnez les scripts Python qui permettent de faire les calculs du total <text:span text:style-name="Strong_20_Emphasis">des hommes</text:span> concernés par cette étude pour l’année 2014 seulement par pays et par mois. </text:p>
        </text:list-item>
      </text:list>
      <text:p text:style-name="P8"/>
      <text:p text:style-name="P31" loext:marker-style-name="T23"><text:span text:style-name="T23">male_df = df[(df[</text:span><text:span text:style-name="T26">'Gender'</text:span><text:span text:style-name="T23">] == </text:span><text:span text:style-name="T26">'Male'</text:span><text:span text:style-name="T23">) &amp; (df[</text:span><text:span text:style-name="T26">'Timestamp'</text:span><text:span text:style-name="T23">].dt.year == </text:span><text:span text:style-name="T30">2014</text:span><text:span text:style-name="T23">)]<text:line-break/>grouped_male = male_df.groupby([</text:span><text:span text:style-name="T26">'Country'</text:span><text:span text:style-name="T23">, </text:span><text:span text:style-name="T26">'Month'</text:span><text:span text:style-name="T23">]).size().reset_index(</text:span><text:span text:style-name="T31">name</text:span><text:span text:style-name="T23">=</text:span><text:span text:style-name="T26">'count'</text:span><text:span text:style-name="T23">).sort_values(</text:span><text:span text:style-name="T26">'Month'</text:span><text:span text:style-name="T23">)</text:span></text:p>
      <text:p text:style-name="P34"/>
      <text:p text:style-name="P8"/>
      <text:list text:continue-numbering="true" text:style-name="L12">
        <text:list-item>
          <text:p text:style-name="P40">Remplissez le tableau par les valeurs trouvées. </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Table_20_Heading">Pays</text:p>
            </table:table-cell>
            <table:table-cell table:style-name="Table2.A1" office:value-type="string">
              <text:p text:style-name="Table_20_Heading">USA</text:p>
            </table:table-cell>
            <table:table-cell table:style-name="Table2.A1" office:value-type="string">
              <text:p text:style-name="Table_20_Heading">Poland</text:p>
            </table:table-cell>
            <table:table-cell table:style-name="Table2.A1" office:value-type="string">
              <text:p text:style-name="Table_20_Heading">Australia</text:p>
            </table:table-cell>
            <table:table-cell table:style-name="Table2.A1" office:value-type="string">
              <text:p text:style-name="Table_20_Heading">Canada</text:p>
            </table:table-cell>
            <table:table-cell table:style-name="Table2.A1" office:value-type="string">
              <text:p text:style-name="Table_20_Heading">South Africa</text:p>
            </table:table-cell>
            <table:table-cell table:style-name="Table2.A1" office:value-type="string">
              <text:p text:style-name="Table_20_Heading">Sweden</text:p>
            </table:table-cell>
            <table:table-cell table:style-name="Table2.A1" office:value-type="string">
              <text:p text:style-name="Table_20_Heading">Netherlands</text:p>
            </table:table-cell>
          </table:table-row>
        </table:table-header-rows>
        <table:table-row>
          <table:table-cell table:style-name="Table2.A1" office:value-type="string">
            <text:p text:style-name="Table_20_Contents">Mois</text:p>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row>
        <table:table-row>
          <table:table-cell table:style-name="Table2.A1" office:value-type="string">
            <text:p text:style-name="Table_20_Contents">Août</text:p>
          </table:table-cell>
          <table:table-cell table:style-name="Table2.A1" office:value-type="string">
            <text:p text:style-name="P42">126750</text:p>
          </table:table-cell>
          <table:table-cell table:style-name="Table2.A1" office:value-type="string">
            <text:p text:style-name="P42"/>
          </table:table-cell>
          <table:table-cell table:style-name="Table2.A1" office:value-type="string">
            <text:p text:style-name="P42">3510</text:p>
          </table:table-cell>
          <table:table-cell table:style-name="Table2.A1" office:value-type="string">
            <text:p text:style-name="P42">13650</text:p>
          </table:table-cell>
          <table:table-cell table:style-name="Table2.A1" office:value-type="string">
            <text:p text:style-name="P42">1170</text:p>
          </table:table-cell>
          <table:table-cell table:style-name="Table2.A1" office:value-type="string">
            <text:p text:style-name="P42">1560</text:p>
          </table:table-cell>
          <table:table-cell table:style-name="Table2.A1" office:value-type="string">
            <text:p text:style-name="P42">4680</text:p>
          </table:table-cell>
        </table:table-row>
        <table:table-row>
          <table:table-cell table:style-name="Table2.A1" office:value-type="string">
            <text:p text:style-name="Table_20_Contents">Septembre</text:p>
          </table:table-cell>
          <table:table-cell table:style-name="Table2.A1" office:value-type="string">
            <text:p text:style-name="P42">3120</text:p>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2">390</text:p>
          </table:table-cell>
          <table:table-cell table:style-name="Table2.A1" office:value-type="string">
            <text:p text:style-name="P41"/>
          </table:table-cell>
          <table:table-cell table:style-name="Table2.A1" office:value-type="string">
            <text:p text:style-name="P42">390</text:p>
          </table:table-cell>
          <table:table-cell table:style-name="Table2.A1" office:value-type="string">
            <text:p text:style-name="P42">390</text:p>
          </table:table-cell>
        </table:table-row>
        <table:table-row>
          <table:table-cell table:style-name="Table2.A1" office:value-type="string">
            <text:p text:style-name="Table_20_Contents">Octobre</text:p>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row>
        <table:table-row>
          <table:table-cell table:style-name="Table2.A1" office:value-type="string">
            <text:p text:style-name="Table_20_Contents">Novembre</text:p>
          </table:table-cell>
          <table:table-cell table:style-name="Table2.A1" office:value-type="string">
            <text:p text:style-name="P42">390</text:p>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cell table:style-name="Table2.A1" office:value-type="string">
            <text:p text:style-name="P41"/>
          </table:table-cell>
        </table:table-row>
      </table:table>
      <text:p text:style-name="Text_20_body"><text:span text:style-name="Strong_20_Emphasis">3- Filtres:</text:span></text:p>
      <text:list text:style-name="L13">
        <text:list-item>
          <text:p text:style-name="P43">Donnez les scripts Python qui permettent d’effectuer des filtres en se basant sur les tableaux ci-dessous pour <text:span text:style-name="Strong_20_Emphasis">l’année 2015 pour les hommes uniquement</text:span> et remplissez les cases par les valeurs trouvées. </text:p>
        </text:list-item>
      </text:list>
      <text:p text:style-name="P31" loext:marker-style-name="T23"><text:span text:style-name="T23">self_employed_male_df = df[(df[</text:span><text:span text:style-name="T26">'Gender'</text:span><text:span text:style-name="T23">] == </text:span><text:span text:style-name="T26">'Male'</text:span><text:span text:style-name="T23">) &amp; (df[</text:span><text:span text:style-name="T26">'Timestamp'</text:span><text:span text:style-name="T23">].dt.year == </text:span><text:span text:style-name="T30">2015</text:span><text:span text:style-name="T23">) &amp; (df[</text:span><text:span text:style-name="T26">'self_employed'</text:span><text:span text:style-name="T23">] == </text:span><text:span text:style-name="T26">'Yes'</text:span><text:span text:style-name="T23">)]<text:line-break/>self_employed_grouped_male = self_employed_male_df.groupby([</text:span><text:span text:style-name="T26">'Country'</text:span><text:span text:style-name="T23">, </text:span><text:span text:style-name="T26">'Month'</text:span><text:span text:style-name="T23">]).size().reset_index(</text:span><text:span text:style-name="T31">name</text:span><text:span text:style-name="T23">=</text:span><text:span text:style-name="T26">'count'</text:span><text:span text:style-name="T23">).sort_values(</text:span><text:span text:style-name="T26">'Month'</text:span><text:span text:style-name="T23">)</text:span></text:p>
      <text:p text:style-name="Standard"/>
      <text:p text:style-name="Text_20_body"><text:span text:style-name="Strong_20_Emphasis">Self-Employed: (Y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Table_20_Heading">Pays</text:p>
            </table:table-cell>
            <table:table-cell table:style-name="Table3.A1" office:value-type="string">
              <text:p text:style-name="Table_20_Heading">USA</text:p>
            </table:table-cell>
            <table:table-cell table:style-name="Table3.A1" office:value-type="string">
              <text:p text:style-name="Table_20_Heading">Poland</text:p>
            </table:table-cell>
            <table:table-cell table:style-name="Table3.A1" office:value-type="string">
              <text:p text:style-name="Table_20_Heading">Australia</text:p>
            </table:table-cell>
            <table:table-cell table:style-name="Table3.A1" office:value-type="string">
              <text:p text:style-name="Table_20_Heading">Canada</text:p>
            </table:table-cell>
            <table:table-cell table:style-name="Table3.A1" office:value-type="string">
              <text:p text:style-name="Table_20_Heading">South Africa</text:p>
            </table:table-cell>
            <table:table-cell table:style-name="Table3.A1" office:value-type="string">
              <text:p text:style-name="Table_20_Heading">Sweden</text:p>
            </table:table-cell>
            <table:table-cell table:style-name="Table3.A1" office:value-type="string">
              <text:p text:style-name="Table_20_Heading">Netherlands</text:p>
            </table:table-cell>
          </table:table-row>
        </table:table-header-rows>
        <table:table-row>
          <table:table-cell table:style-name="Table3.A1" office:value-type="string">
            <text:p text:style-name="Table_20_Contents">Mois</text:p>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row>
        <table:table-row>
          <table:table-cell table:style-name="Table3.A1" office:value-type="string">
            <text:p text:style-name="Table_20_Contents">Août</text:p>
          </table:table-cell>
          <table:table-cell table:style-name="Table3.A1" office:value-type="string">
            <text:p text:style-name="P45">390</text:p>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5">390</text:p>
          </table:table-cell>
          <table:table-cell table:style-name="Table3.A1" office:value-type="string">
            <text:p text:style-name="P44"/>
          </table:table-cell>
          <table:table-cell table:style-name="Table3.A1" office:value-type="string">
            <text:p text:style-name="P44"/>
          </table:table-cell>
        </table:table-row>
        <table:table-row>
          <table:table-cell table:style-name="Table3.A1" office:value-type="string">
            <text:p text:style-name="Table_20_Contents">Septembre</text:p>
          </table:table-cell>
          <table:table-cell table:style-name="Table3.A1" office:value-type="string">
            <text:p text:style-name="P45">390</text:p>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row>
        <text:soft-page-break/>
        <table:table-row>
          <table:table-cell table:style-name="Table3.A1" office:value-type="string">
            <text:p text:style-name="Table_20_Contents">Octobre</text:p>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row>
        <table:table-row>
          <table:table-cell table:style-name="Table3.A1" office:value-type="string">
            <text:p text:style-name="Table_20_Contents">Novembre</text:p>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cell table:style-name="Table3.A1" office:value-type="string">
            <text:p text:style-name="P44"/>
          </table:table-cell>
        </table:table-row>
      </table:table>
      <text:p text:style-name="Text_20_body"><text:span text:style-name="Strong_20_Emphasis"/></text:p>
      <text:p text:style-name="P31" loext:marker-style-name="T23"><text:span text:style-name="Strong_20_Emphasis"><text:span text:style-name="T23">not_self_employed_male_df </text:span></text:span><text:span text:style-name="T23">= df[(df[</text:span><text:span text:style-name="T26">'Gender'</text:span><text:span text:style-name="T23">] == </text:span><text:span text:style-name="T26">'Male'</text:span><text:span text:style-name="T23">) &amp; (df[</text:span><text:span text:style-name="T26">'Timestamp'</text:span><text:span text:style-name="T23">].dt.year == </text:span><text:span text:style-name="T30">2015</text:span><text:span text:style-name="T23">) &amp; (df[</text:span><text:span text:style-name="T26">'self_employed'</text:span><text:span text:style-name="T23">] == </text:span><text:span text:style-name="T26">'No'</text:span><text:span text:style-name="T23">)]<text:line-break/>not_self_employed_grouped_male = not_self_employed_male_df.groupby([</text:span><text:span text:style-name="T26">'Country'</text:span><text:span text:style-name="T23">, </text:span><text:span text:style-name="T26">'Month'</text:span><text:span text:style-name="T23">]).size().reset_index(</text:span><text:span text:style-name="T31">name</text:span><text:span text:style-name="T23">=</text:span><text:span text:style-name="T26">'count'</text:span><text:span text:style-name="T23">).sort_values(</text:span><text:span text:style-name="T26">'Month'</text:span><text:span text:style-name="T23">)</text:span></text:p>
      <text:p text:style-name="Standard"><text:span text:style-name="Strong_20_Emphasis"/></text:p>
      <text:p text:style-name="Text_20_body"><text:span text:style-name="Strong_20_Emphasis">Self-Employed: (No)</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Table_20_Heading">Pays</text:p>
            </table:table-cell>
            <table:table-cell table:style-name="Table4.A1" office:value-type="string">
              <text:p text:style-name="Table_20_Heading">USA</text:p>
            </table:table-cell>
            <table:table-cell table:style-name="Table4.A1" office:value-type="string">
              <text:p text:style-name="Table_20_Heading">Poland</text:p>
            </table:table-cell>
            <table:table-cell table:style-name="Table4.A1" office:value-type="string">
              <text:p text:style-name="Table_20_Heading">Australia</text:p>
            </table:table-cell>
            <table:table-cell table:style-name="Table4.A1" office:value-type="string">
              <text:p text:style-name="Table_20_Heading">Canada</text:p>
            </table:table-cell>
            <table:table-cell table:style-name="Table4.A1" office:value-type="string">
              <text:p text:style-name="Table_20_Heading">South Africa</text:p>
            </table:table-cell>
            <table:table-cell table:style-name="Table4.A1" office:value-type="string">
              <text:p text:style-name="Table_20_Heading">Sweden</text:p>
            </table:table-cell>
            <table:table-cell table:style-name="Table4.A1" office:value-type="string">
              <text:p text:style-name="Table_20_Heading">Netherlands</text:p>
            </table:table-cell>
          </table:table-row>
        </table:table-header-rows>
        <table:table-row>
          <table:table-cell table:style-name="Table4.A1" office:value-type="string">
            <text:p text:style-name="Table_20_Contents">Mois</text:p>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row>
        <table:table-row>
          <table:table-cell table:style-name="Table4.A1" office:value-type="string">
            <text:p text:style-name="Table_20_Contents">Août</text:p>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row>
        <table:table-row>
          <table:table-cell table:style-name="Table4.A1" office:value-type="string">
            <text:p text:style-name="Table_20_Contents">Septembre</text:p>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row>
        <table:table-row>
          <table:table-cell table:style-name="Table4.A1" office:value-type="string">
            <text:p text:style-name="Table_20_Contents">Octobre</text:p>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row>
        <table:table-row>
          <table:table-cell table:style-name="Table4.A1" office:value-type="string">
            <text:p text:style-name="Table_20_Contents">Novembre</text:p>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row>
      </table:table>
      <text:p text:style-name="Text_20_body"><text:span text:style-name="Strong_20_Emphasis"/></text:p>
      <text:p text:style-name="P31" loext:marker-style-name="T23"><text:span text:style-name="Strong_20_Emphasis"><text:span text:style-name="T23">family_history_male_df </text:span></text:span><text:span text:style-name="T23">= df[(df[</text:span><text:span text:style-name="T26">'Gender'</text:span><text:span text:style-name="T23">] == </text:span><text:span text:style-name="T26">'Male'</text:span><text:span text:style-name="T23">) &amp; (df[</text:span><text:span text:style-name="T26">'Timestamp'</text:span><text:span text:style-name="T23">].dt.year == </text:span><text:span text:style-name="T30">2015</text:span><text:span text:style-name="T23">) &amp; (df[</text:span><text:span text:style-name="T26">'family_history'</text:span><text:span text:style-name="T23">] == </text:span><text:span text:style-name="T26">'Yes'</text:span><text:span text:style-name="T23">)]<text:line-break/>family_history_grouped_male = family_history_male_df.groupby([</text:span><text:span text:style-name="T26">'Country'</text:span><text:span text:style-name="T23">, </text:span><text:span text:style-name="T26">'Month'</text:span><text:span text:style-name="T23">]).size().reset_index(</text:span><text:span text:style-name="T31">name</text:span><text:span text:style-name="T23">=</text:span><text:span text:style-name="T26">'count'</text:span><text:span text:style-name="T23">).sort_values(</text:span><text:span text:style-name="T26">'Month'</text:span><text:span text:style-name="T23">)</text:span></text:p>
      <text:p text:style-name="Standard"><text:span text:style-name="Strong_20_Emphasis"/></text:p>
      <text:p text:style-name="Text_20_body"><text:span text:style-name="Strong_20_Emphasis">Family history: (Yes)</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Table_20_Heading">Pays</text:p>
            </table:table-cell>
            <table:table-cell table:style-name="Table5.A1" office:value-type="string">
              <text:p text:style-name="Table_20_Heading">USA</text:p>
            </table:table-cell>
            <table:table-cell table:style-name="Table5.A1" office:value-type="string">
              <text:p text:style-name="Table_20_Heading">Poland</text:p>
            </table:table-cell>
            <table:table-cell table:style-name="Table5.A1" office:value-type="string">
              <text:p text:style-name="Table_20_Heading">Australia</text:p>
            </table:table-cell>
            <table:table-cell table:style-name="Table5.A1" office:value-type="string">
              <text:p text:style-name="Table_20_Heading">Canada</text:p>
            </table:table-cell>
            <table:table-cell table:style-name="Table5.A1" office:value-type="string">
              <text:p text:style-name="Table_20_Heading">South Africa</text:p>
            </table:table-cell>
            <table:table-cell table:style-name="Table5.A1" office:value-type="string">
              <text:p text:style-name="Table_20_Heading">Sweden</text:p>
            </table:table-cell>
            <table:table-cell table:style-name="Table5.A1" office:value-type="string">
              <text:p text:style-name="Table_20_Heading">Netherlands</text:p>
            </table:table-cell>
          </table:table-row>
        </table:table-header-rows>
        <table:table-row>
          <table:table-cell table:style-name="Table5.A1" office:value-type="string">
            <text:p text:style-name="Table_20_Contents">Mois</text:p>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row>
        <table:table-row>
          <table:table-cell table:style-name="Table5.A1" office:value-type="string">
            <text:p text:style-name="Table_20_Contents">Août</text:p>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row>
        <table:table-row>
          <table:table-cell table:style-name="Table5.A1" office:value-type="string">
            <text:p text:style-name="Table_20_Contents">Septembre</text:p>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row>
        <table:table-row>
          <table:table-cell table:style-name="Table5.A1" office:value-type="string">
            <text:p text:style-name="Table_20_Contents">Octobre</text:p>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cell table:style-name="Table5.A1" office:value-type="string">
            <text:p text:style-name="P44"/>
          </table:table-cell>
        </table:table-row>
        <table:table-row>
          <table:table-cell table:style-name="Table5.A1" office:value-type="string">
            <text:p text:style-name="Table_20_Contents">Novembre</text:p>
          </table:table-cell>
          <table:table-cell table:style-name="Table5.A1" office:value-type="string">
            <text:p text:style-name="P46"/>
          </table:table-cell>
          <table:table-cell table:style-name="Table5.A1" office:value-type="string">
            <text:p text:style-name="P46"/>
          </table:table-cell>
          <table:table-cell table:style-name="Table5.A1" office:value-type="string">
            <text:p text:style-name="P46"/>
          </table:table-cell>
          <table:table-cell table:style-name="Table5.A1" office:value-type="string">
            <text:p text:style-name="P46"/>
          </table:table-cell>
          <table:table-cell table:style-name="Table5.A1" office:value-type="string">
            <text:p text:style-name="P46"/>
          </table:table-cell>
          <table:table-cell table:style-name="Table5.A1" office:value-type="string">
            <text:p text:style-name="P46"/>
          </table:table-cell>
          <table:table-cell table:style-name="Table5.A1" office:value-type="string">
            <text:p text:style-name="P46"/>
          </table:table-cell>
        </table:table-row>
      </table:table>
      <text:p text:style-name="Text_20_body"><text:span text:style-name="Strong_20_Emphasis"/></text:p>
      <text:p text:style-name="P31" loext:marker-style-name="T23"><text:span text:style-name="Strong_20_Emphasis"><text:span text:style-name="T23">no_family_history_male_df </text:span></text:span><text:span text:style-name="T23">= df[(df[</text:span><text:span text:style-name="T26">'Gender'</text:span><text:span text:style-name="T23">] == </text:span><text:span text:style-name="T26">'Male'</text:span><text:span text:style-name="T23">) &amp; (df[</text:span><text:span text:style-name="T26">'Timestamp'</text:span><text:span text:style-name="T23">].dt.year == </text:span><text:span text:style-name="T30">2015</text:span><text:span text:style-name="T23">) &amp; (df[</text:span><text:span text:style-name="T26">'family_history'</text:span><text:span text:style-name="T23">] == </text:span><text:span text:style-name="T26">'No'</text:span><text:span text:style-name="T23">)]<text:line-break/>no_family_history_grouped_male = no_family_history_male_df.groupby([</text:span><text:span text:style-name="T26">'Country'</text:span><text:span text:style-name="T23">, </text:span><text:span text:style-name="T26">'Month'</text:span><text:span text:style-name="T23">]).size().reset_index(</text:span><text:span text:style-name="T31">name</text:span><text:span text:style-name="T23">=</text:span><text:span text:style-name="T26">'count'</text:span><text:span text:style-name="T23">).sort_values(</text:span><text:span text:style-name="T26">'Month'</text:span><text:span text:style-name="T23">)</text:span></text:p>
      <text:p text:style-name="Standard"><text:span text:style-name="Strong_20_Emphasis"/></text:p>
      <text:p text:style-name="Text_20_body"><text:span text:style-name="Strong_20_Emphasis">Family history: (No)</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Table_20_Heading">Pays</text:p>
            </table:table-cell>
            <table:table-cell table:style-name="Table6.A1" office:value-type="string">
              <text:p text:style-name="Table_20_Heading">USA</text:p>
            </table:table-cell>
            <table:table-cell table:style-name="Table6.A1" office:value-type="string">
              <text:p text:style-name="Table_20_Heading">Poland</text:p>
            </table:table-cell>
            <table:table-cell table:style-name="Table6.A1" office:value-type="string">
              <text:p text:style-name="Table_20_Heading">Australia</text:p>
            </table:table-cell>
            <table:table-cell table:style-name="Table6.A1" office:value-type="string">
              <text:p text:style-name="Table_20_Heading">Canada</text:p>
            </table:table-cell>
            <table:table-cell table:style-name="Table6.A1" office:value-type="string">
              <text:p text:style-name="Table_20_Heading">South Africa</text:p>
            </table:table-cell>
            <table:table-cell table:style-name="Table6.A1" office:value-type="string">
              <text:p text:style-name="Table_20_Heading">Sweden</text:p>
            </table:table-cell>
            <table:table-cell table:style-name="Table6.A1" office:value-type="string">
              <text:p text:style-name="Table_20_Heading">Netherlands</text:p>
            </table:table-cell>
          </table:table-row>
        </table:table-header-rows>
        <table:table-row>
          <table:table-cell table:style-name="Table6.A1" office:value-type="string">
            <text:p text:style-name="Table_20_Contents">Mois</text:p>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row>
        <table:table-row>
          <table:table-cell table:style-name="Table6.A1" office:value-type="string">
            <text:p text:style-name="Table_20_Contents">Août</text:p>
          </table:table-cell>
          <table:table-cell table:style-name="Table6.A1" office:value-type="string">
            <text:p text:style-name="P47">390</text:p>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7">390</text:p>
          </table:table-cell>
          <table:table-cell table:style-name="Table6.A1" office:value-type="string">
            <text:p text:style-name="P44"/>
          </table:table-cell>
          <table:table-cell table:style-name="Table6.A1" office:value-type="string">
            <text:p text:style-name="P44"/>
          </table:table-cell>
        </table:table-row>
        <table:table-row>
          <table:table-cell table:style-name="Table6.A1" office:value-type="string">
            <text:p text:style-name="Table_20_Contents">Septembre</text:p>
          </table:table-cell>
          <table:table-cell table:style-name="Table6.A1" office:value-type="string">
            <text:p text:style-name="P47">390</text:p>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row>
        <table:table-row>
          <table:table-cell table:style-name="Table6.A1" office:value-type="string">
            <text:p text:style-name="Table_20_Contents">Octobre</text:p>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row>
        <table:table-row>
          <table:table-cell table:style-name="Table6.A1" office:value-type="string">
            <text:p text:style-name="Table_20_Contents">Novembre</text:p>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row>
      </table:table>
      <text:h text:style-name="Heading_20_3" text:outline-level="3"><text:soft-page-break/><text:span text:style-name="Strong_20_Emphasis">Livrables attendus</text:span></text:h>
      <text:list text:style-name="L14">
        <text:list-item>
          <text:p text:style-name="P48">Script Python complet avec : </text:p>
          <text:list>
            <text:list-item>
              <text:p text:style-name="P48">chargement du dataset <text:span text:style-name="T32">(script_1.py)</text:span></text:p>
            </text:list-item>
            <text:list-item>
              <text:p text:style-name="P49">Le filtrage <text:span text:style-name="T32">(script_1.py)</text:span></text:p>
            </text:list-item>
            <text:list-item>
              <text:p text:style-name="P49">calculs statistiques (moyenne, médiane, mode, variance, corrélation) <text:s/><text:span text:style-name="T32">(script_3.py &amp; script_4.py)</text:span></text:p>
            </text:list-item>
          </text:list>
        </text:list-item>
        <text:list-item>
          <text:p text:style-name="P48">Fichier texte avec explication des résultats <text:span text:style-name="T32">(Résultats.odt)</text:span></text:p>
        </text:list-item>
        <text:list-item>
          <text:p text:style-name="P50">Tableaux de la section 3 : Analyse des données <text:span text:style-name="T32">(script_5.py)</text:spa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JetBrains Mono" svg:font-family="'JetBrains Mono'" style:font-family-generic="modern" style:font-pitch="fixed"/>
    <style:font-face style:name="JetBrains Mono1"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09:52:25.496363450</meta:creation-date>
    <dc:date>2025-04-23T15:04:59.446067903</dc:date>
    <meta:editing-duration>PT8M32S</meta:editing-duration>
    <meta:editing-cycles>2</meta:editing-cycles>
    <meta:generator>LibreOffice/24.8.6.2$Linux_X86_64 LibreOffice_project/d50be90c1d90f0f90a5235ffcbbafbbfa38a83c2</meta:generator>
    <meta:document-statistic meta:table-count="6" meta:image-count="3" meta:object-count="0" meta:page-count="8" meta:paragraph-count="264" meta:word-count="1488" meta:character-count="10842" meta:non-whitespace-character-count="9634"/>
  </office:meta>
</office:document-meta>
</file>